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6.669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6.923cm"/>
    </style:style>
    <style:style style:name="co6" style:family="table-column">
      <style:table-column-properties fo:break-before="auto" style:column-width="10.299cm"/>
    </style:style>
    <style:style style:name="co7" style:family="table-column">
      <style:table-column-properties fo:break-before="auto" style:column-width="13.31cm"/>
    </style:style>
    <style:style style:name="co8" style:family="table-column">
      <style:table-column-properties fo:break-before="auto" style:column-width="22.11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2.895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ta1" style:family="table" style:master-page-name="PageStyle_5f_Logowanie_20_i_20_rejestracja">
      <style:table-properties table:display="true" style:writing-mode="lr-tb"/>
    </style:style>
    <style:style style:name="ta2" style:family="table" style:master-page-name="PageStyle_5f_Akcje_20_z_20_zadaniami">
      <style:table-properties table:display="true" style:writing-mode="lr-tb"/>
    </style:style>
    <style:style style:name="ta3" style:family="table" style:master-page-name="PageStyle_5f_Komentarze">
      <style:table-properties table:display="true" style:writing-mode="lr-tb"/>
    </style:style>
    <style:style style:name="ta4" style:family="table" style:master-page-name="PageStyle_5f_Kategorie_20_i_20_filtry">
      <style:table-properties table:display="true" style:writing-mode="lr-tb"/>
    </style:style>
    <style:style style:name="ta5" style:family="table" style:master-page-name="PageStyle_5f_Widok_20_listy_20_zadań">
      <style:table-properties table:display="true" style:writing-mode="lr-tb"/>
    </style: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 style:data-style-name="N8036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Calibri" style:font-name-complex="Calibri"/>
    </style:style>
    <style:style style:name="ce6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owanie i rejestracj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ID Testu</text:p>
          </table:table-cell>
          <table:table-cell office:value-type="string">
            <text:p>Nazwa Testu</text:p>
          </table:table-cell>
          <table:table-cell office:value-type="string">
            <text:p>Opis Testu</text:p>
          </table:table-cell>
          <table:table-cell office:value-type="string">
            <text:p>Kroki Testowe</text:p>
          </table:table-cell>
          <table:table-cell office:value-type="string">
            <text:p>Oczekiwany Wynik</text:p>
          </table:table-cell>
          <table:table-cell office:value-type="string">
            <text:p>Rzeczywisty Wynik</text:p>
          </table:table-cell>
          <table:table-cell office:value-type="string">
            <text:p>Status</text:p>
          </table:table-cell>
          <table:table-cell office:value-type="string">
            <text:p>Komentarze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TC001</text:p>
          </table:table-cell>
          <table:table-cell table:style-name="ce1" office:value-type="string">
            <text:p>Rejestracja użytkownika</text:p>
          </table:table-cell>
          <table:table-cell table:style-name="ce1" office:value-type="string">
            <text:p>Testowanie procesu rejestracji nowego użytkownika w aplikacji</text:p>
          </table:table-cell>
          <table:table-cell table:style-name="ce1" office:value-type="string">
            <text:p>1. Otwórz stronę rejestracji.</text:p>
            <text:p>2. Wprowadź poprawne dane użytkownika (imię, e-mail, hasło).</text:p>
            <text:p>3. Kliknij "Zarejestruj się".</text:p>
          </table:table-cell>
          <table:table-cell table:style-name="ce1" office:value-type="string">
            <text:p>Użytkownik powinien zostać zarejestrowany i przekierowany do strony głównej aplikacji.</text:p>
          </table:table-cell>
          <table:table-cell table:style-name="ce1" office:value-type="string">
            <text:p>Zarejestrowano poprawnie.</text:p>
          </table:table-cell>
          <table:table-cell table:style-name="ce1" office:value-type="string">
            <text:p>Zakończony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2" office:value-type="string">
            <text:p>TC002</text:p>
          </table:table-cell>
          <table:table-cell table:style-name="ce2" office:value-type="string">
            <text:p>Logowanie użytkownika</text:p>
          </table:table-cell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1" office:value-type="string">
            <text:p>TC003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TC004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TC005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TC006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TC007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TC008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TC009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TC010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1" office:value-type="string">
            <text:p>TC011</text:p>
          </table:table-cell>
          <table:table-cell table:style-name="ce2" table:number-columns-repeated="7"/>
          <table:table-cell table:number-columns-repeated="1016"/>
        </table:table-row>
        <table:table-row table:style-name="ro3">
          <table:table-cell table:style-name="ce2" office:value-type="string">
            <text:p>TC012</text:p>
          </table:table-cell>
          <table:table-cell table:style-name="ce2" table:number-columns-repeated="7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kcje z zadaniami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ID Testu</text:p>
          </table:table-cell>
          <table:table-cell office:value-type="string">
            <text:p>Nazwa Testu</text:p>
          </table:table-cell>
          <table:table-cell office:value-type="string">
            <text:p>Opis Testu</text:p>
          </table:table-cell>
          <table:table-cell office:value-type="string">
            <text:p>Kroki Testowe</text:p>
          </table:table-cell>
          <table:table-cell office:value-type="string">
            <text:p>Oczekiwany Wynik</text:p>
          </table:table-cell>
          <table:table-cell office:value-type="string">
            <text:p>Rzeczywisty Wynik</text:p>
          </table:table-cell>
          <table:table-cell office:value-type="string">
            <text:p>Status</text:p>
          </table:table-cell>
          <table:table-cell office:value-type="string">
            <text:p>Komentarze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TC101</text:p>
          </table:table-cell>
          <table:table-cell table:style-name="ce2" office:value-type="string">
            <text:p>Tworzenie kart</text:p>
          </table:table-cell>
          <table:table-cell table:style-name="ce2" office:value-type="string">
            <text:p>Testowanie procesu tworzenia karty na pustej tablicy</text:p>
          </table:table-cell>
          <table:table-cell table:style-name="ce4" office:value-type="string">
            <text:p>1. Zaloguj się na stronie i otwórz tablicę 2. Kliknij w Dodaj listę 3. Wprowadź w polu tekstowym nazwę nowej listy. 4. Kliknij dodaj listę 5. Kliknij dodaj kartę 6. Wprowadź tytuł karty. 7. Kliknij dodaj kartę </text:p>
          </table:table-cell>
          <table:table-cell table:style-name="ce2" office:value-type="string">
            <text:p>Użytkownik powinien mieć możliwość utworzenia karty na tablicy i przypisać je do odpowiednich list</text:p>
          </table:table-cell>
          <table:table-cell table:style-name="ce2" office:value-type="string">
            <text:p>Utworzono pomyślnie kartę</text:p>
          </table:table-cell>
          <table:table-cell table:style-name="ce2" office:value-type="string">
            <text:p>Zakończony</text:p>
          </table:table-cell>
          <table:table-cell table:style-name="ce3"/>
          <table:table-cell table:number-columns-repeated="1016"/>
        </table:table-row>
        <table:table-row table:style-name="ro5">
          <table:table-cell table:style-name="ce3" office:value-type="string">
            <text:p>TC102</text:p>
          </table:table-cell>
          <table:table-cell table:style-name="ce2" office:value-type="string">
            <text:p>Usuwanie kart</text:p>
          </table:table-cell>
          <table:table-cell table:style-name="ce2" office:value-type="string">
            <text:p>Testowanie procesu usuwania kart</text:p>
          </table:table-cell>
          <table:table-cell table:style-name="ce2" office:value-type="string">
            <text:p>1. Najedź kursorem na kartę. 2.Kliknij ikonę ołówka. 3.Kliknij w przycisk archiwizuj</text:p>
          </table:table-cell>
          <table:table-cell table:style-name="ce2" office:value-type="string">
            <text:p>Użytkownik powinien mieć możliwość usunięcia karty z tablicy</text:p>
          </table:table-cell>
          <table:table-cell table:style-name="ce2" office:value-type="string">
            <text:p>Usunięto pomyślnie kartę</text:p>
          </table:table-cell>
          <table:table-cell table:style-name="ce2" office:value-type="string">
            <text:p>Zakończon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TC103</text:p>
          </table:table-cell>
          <table:table-cell table:style-name="ce2" office:value-type="string">
            <text:p>Przypisywanie kart do członków zespołu</text:p>
          </table:table-cell>
          <table:table-cell table:style-name="ce2" office:value-type="string">
            <text:p>Testowanie procesu przypisywania członków zespołu do wybranej karty</text:p>
          </table:table-cell>
          <table:table-cell table:style-name="ce2" office:value-type="string">
            <text:p>1. Najedź kursorem na kartę. 2.Kliknij ikonę ołówka. 3.Kliknij w przycisk zmień członków 4. Kliknij w członka któremu chcesz przypisać kartę 5.Użytkownik został powiadomiony o przypisaniu go do karty</text:p>
          </table:table-cell>
          <table:table-cell table:style-name="ce2" office:value-type="string">
            <text:p>Użytkownik powinien mieć możliwość przypisania członka tablicy do wybranej karty</text:p>
          </table:table-cell>
          <table:table-cell table:style-name="ce2" office:value-type="string">
            <text:p>Przypisano pomyślnie członka tablicy do karty</text:p>
          </table:table-cell>
          <table:table-cell table:style-name="ce2" office:value-type="string">
            <text:p>Zakończony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TC104</text:p>
          </table:table-cell>
          <table:table-cell table:style-name="ce2" office:value-type="string">
            <text:p>Usuwanie przypisania członka zespołu do karty</text:p>
          </table:table-cell>
          <table:table-cell table:style-name="ce2" office:value-type="string">
            <text:p>Testowanie procesu usuwania przypisania członka zespołu z wybranej karty</text:p>
          </table:table-cell>
          <table:table-cell table:style-name="ce5" office:value-type="string">
            <text:p>1. Najedź kursorem na kartę. 2.Kliknij ikonę ołówka. 3.Kliknij w przycisk zmień członków 4. Kliknij w członka któremu chcesz przypisać kartę 5.Użytkownik został powiadomiony o przypisaniu go do karty</text:p>
          </table:table-cell>
          <table:table-cell table:style-name="ce2" office:value-type="string">
            <text:p>Użytkownik powinien mieć możliwość usunięcia przypisania członka zespołu z karty</text:p>
          </table:table-cell>
          <table:table-cell table:style-name="ce2" office:value-type="string">
            <text:p>Pomyślnie usunięto przypisanie członka zespołu</text:p>
          </table:table-cell>
          <table:table-cell table:style-name="ce2" office:value-type="string">
            <text:p>Zakończon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C105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ce3" office:value-type="string">
            <text:p>TC10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07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08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09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1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112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mentarze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ID Testu</text:p>
          </table:table-cell>
          <table:table-cell office:value-type="string">
            <text:p>Nazwa Testu</text:p>
          </table:table-cell>
          <table:table-cell office:value-type="string">
            <text:p>Opis Testu</text:p>
          </table:table-cell>
          <table:table-cell office:value-type="string">
            <text:p>Kroki Testowe</text:p>
          </table:table-cell>
          <table:table-cell office:value-type="string">
            <text:p>Oczekiwany Wynik</text:p>
          </table:table-cell>
          <table:table-cell office:value-type="string">
            <text:p>Rzeczywisty Wynik</text:p>
          </table:table-cell>
          <table:table-cell office:value-type="string">
            <text:p>Status</text:p>
          </table:table-cell>
          <table:table-cell office:value-type="string">
            <text:p>Komentarze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TC201</text:p>
          </table:table-cell>
          <table:table-cell office:value-type="string">
            <text:p>Dodawanie komentarzy do kart</text:p>
          </table:table-cell>
          <table:table-cell office:value-type="string">
            <text:p>Test weryfikuje możliwość dodawania komentarzy</text:p>
          </table:table-cell>
          <table:table-cell table:style-name="ce2" office:value-type="string">
            <text:p>1. Otwórz tablicę i kartę, do której chcesz dodać komentarz. 2. Kliknij w sekcję "Komentarze". 3. Wpisz tekst komentarza. 4. Kliknij "Dodaj komentarz".</text:p>
          </table:table-cell>
          <table:table-cell office:value-type="string">
            <text:p>Komentarz zostaje dodany i jest widoczny w sekcji komentarzy karty. Wszyscy przypisani użytkownicy widzą komentarz.</text:p>
          </table:table-cell>
          <table:table-cell table:style-name="ce3"/>
          <table:table-cell table:style-name="ce3" office:value-type="string">
            <text:p>Do wykonania</text:p>
          </table:table-cell>
          <table:table-cell table:style-name="ce3"/>
          <table:table-cell table:number-columns-repeated="1016"/>
        </table:table-row>
        <table:table-row table:style-name="ro5">
          <table:table-cell table:style-name="ce3" office:value-type="string">
            <text:p>TC202</text:p>
          </table:table-cell>
          <table:table-cell office:value-type="string">
            <text:p>Dodawanie załączników do kart</text:p>
          </table:table-cell>
          <table:table-cell office:value-type="string">
            <text:p>Test sprawdza możliwość dodawania załączników do kart</text:p>
          </table:table-cell>
          <table:table-cell table:style-name="ce2" office:value-type="string">
            <text:p>1. Otwórz tablicę i kartę, do której chcesz dodać załącznik. 2. Kliknij "Dodaj załącznik". 3. Wybierz plik z urządzenia (np. PDF, obraz). 4. Zapisz załącznik na karcie.</text:p>
          </table:table-cell>
          <table:table-cell office:value-type="string">
            <text:p>Załącznik zostaje dodany i widoczny dla wszystkich osób przypisanych do karty. Użytkownik może go pobrać lub wyświetlić.</text:p>
          </table:table-cell>
          <table:table-cell/>
          <table:table-cell table:style-name="ce3" office:value-type="string">
            <text:p>Do wykonania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TC203</text:p>
          </table:table-cell>
          <table:table-cell office:value-type="string">
            <text:p>Widoczność załączników i komentarzy</text:p>
          </table:table-cell>
          <table:table-cell office:value-type="string">
            <text:p>Test sprawdza widoczność załączników i komentarzy</text:p>
          </table:table-cell>
          <table:table-cell table:style-name="ce2" office:value-type="string">
            <text:p>1. Zaloguj się na konto użytkownika i utwórz nową kartę na tablicy. <text:s/>2. Dodaj komentarz do karty. 3. Dodaj załącznik do karty. 4. Przypisz inną osobę do karty . 5. Zaloguj się na konto przypisanej osoby. 6. Otwórz tę samą kartę na koncie przypisanej osoby. 7. Sprawdź, czy komentarz i załącznik są widoczne.</text:p>
          </table:table-cell>
          <table:table-cell table:style-name="ce2" office:value-type="string">
            <text:p>Komentarze i załączniki są widoczne i dostępne dla każdego użytkownika przypisanego do karty. Każdy przypisany użytkownik może je wyświetlić, pobrać lub odpowiadać na komentarze.</text:p>
          </table:table-cell>
          <table:table-cell/>
          <table:table-cell table:style-name="ce3" office:value-type="string">
            <text:p>Do wykonania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C204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05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06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07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08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09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10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1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TC212</text:p>
          </table:table-cell>
          <table:table-cell table:number-columns-repeated="1023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tegorie i filtry" table:style-name="ta4" table:print="false"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ID Testu</text:p>
          </table:table-cell>
          <table:table-cell office:value-type="string">
            <text:p>Nazwa Testu</text:p>
          </table:table-cell>
          <table:table-cell office:value-type="string">
            <text:p>Opis Testu</text:p>
          </table:table-cell>
          <table:table-cell office:value-type="string">
            <text:p>Kroki Testowe</text:p>
          </table:table-cell>
          <table:table-cell office:value-type="string">
            <text:p>Oczekiwany Wynik</text:p>
          </table:table-cell>
          <table:table-cell office:value-type="string">
            <text:p>Rzeczywisty Wynik</text:p>
          </table:table-cell>
          <table:table-cell office:value-type="string">
            <text:p>Status</text:p>
          </table:table-cell>
          <table:table-cell office:value-type="string">
            <text:p>Komentarze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TC301</text:p>
          </table:table-cell>
          <table:table-cell table:style-name="ce3" office:value-type="string">
            <text:p>Filtrowanie zadań po dacie</text:p>
          </table:table-cell>
          <table:table-cell table:style-name="ce3"/>
          <table:table-cell table:style-name="ce1"/>
          <table:table-cell table:style-name="ce1" office:value-type="string">
            <text:p>Aplikacja wyświetla zadania tylko z wybraną datą.</text:p>
          </table:table-cell>
          <table:table-cell table:style-name="ce3" table:number-columns-repeated="3"/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dok listy zadań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ID Testu</text:p>
          </table:table-cell>
          <table:table-cell office:value-type="string">
            <text:p>Nazwa Testu</text:p>
          </table:table-cell>
          <table:table-cell office:value-type="string">
            <text:p>Opis Testu</text:p>
          </table:table-cell>
          <table:table-cell office:value-type="string">
            <text:p>Kroki Testowe</text:p>
          </table:table-cell>
          <table:table-cell office:value-type="string">
            <text:p>Oczekiwany Wynik</text:p>
          </table:table-cell>
          <table:table-cell office:value-type="string">
            <text:p>Rzeczywisty Wynik</text:p>
          </table:table-cell>
          <table:table-cell office:value-type="string">
            <text:p>Status</text:p>
          </table:table-cell>
          <table:table-cell office:value-type="string">
            <text:p>Komentarz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C401</text:p>
          </table:table-cell>
          <table:table-cell table:style-name="ce3" office:value-type="string">
            <text:p>Wyszukiwanie zadań</text:p>
          </table:table-cell>
          <table:table-cell table:style-name="ce3"/>
          <table:table-cell table:style-name="ce1" table:number-columns-repeated="2"/>
          <table:table-cell table:style-name="ce3" table:number-columns-repeated="3"/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'Logowanie i rejestracja'.A1:'Logowanie i rejestracja'.H13" table:display-filter-buttons="true"/>
        <table:database-range table:name="Table13" table:target-range-address="'Akcje z zadaniami'.A1:'Akcje z zadaniami'.H13" table:display-filter-buttons="true"/>
        <table:database-range table:name="Table134" table:target-range-address="Komentarze.A1:Komentarze.H13" table:display-filter-buttons="true"/>
        <table:database-range table:name="Table1345" table:target-range-address="'Kategorie i filtry'.A1:'Kategorie i filtry'.H13" table:display-filter-buttons="true"/>
        <table:database-range table:name="Table13456" table:target-range-address="'Widok listy zadań'.A1:'Widok listy zadań'.H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3">23.11.2024</text:date>, <text:time>12:28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Logowanie_20_i_20_rejestracja" style:display-name="PageStyle_Logowanie i rejestr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kcje_20_z_20_zadaniami" style:display-name="PageStyle_Akcje z zadaniam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mentarze" style:display-name="PageStyle_Komentar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tegorie_20_i_20_filtry" style:display-name="PageStyle_Kategorie i filt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dok_20_listy_20_zadań" style:display-name="PageStyle_Widok listy zadań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1-23T12:28:50.15</dc:date>
    <meta:document-statistic meta:table-count="5" meta:cell-count="127" meta:object-count="0"/>
    <meta:generator>OpenOffice/4.1.14$Win32 OpenOffice.org_project/4114m1$Build-9811</meta:generator>
  </office:meta>
</office:document-meta>
</file>